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4366in" fo:margin-right="-0.5in" fo:text-indent="0in" style:auto-text-indent="false" style:page-number="auto" fo:background-color="transparent"/>
      <style:text-properties officeooo:rsid="000a18ef" officeooo:paragraph-rsid="000a1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0:46:57.860074697</meta:creation-date>
    <dc:date>2023-12-01T11:14:50.891724026</dc:date>
    <meta:editing-duration>PT17M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